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3350000014CADAC491B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64cm" svg:height="3.301cm" svg:x="0.271cm" svg:y="0.246cm">
          <draw:image xlink:href="Pictures/20000002000003350000014CADAC491B.eps" xlink:type="simple" xlink:show="embed" xlink:actuate="onLoad">
            <text:p/>
          </draw:image>
        </draw:frame>
        <draw:frame draw:style-name="gr2" draw:text-style-name="P2" draw:layer="layout" svg:width="1.035cm" svg:height="0.696cm" svg:x="7.589cm" svg:y="0.452cm">
          <draw:text-box>
            <text:p><text:span text:style-name="T1">مخارج</text:span></text:p>
          </draw:text-box>
        </draw:frame>
        <draw:frame draw:style-name="gr2" draw:text-style-name="P2" draw:layer="layout" svg:width="1.035cm" svg:height="0.696cm" svg:x="3.847cm" svg:y="2.207cm">
          <draw:text-box>
            <text:p><text:span text:style-name="T1">مخارج</text:span></text:p>
          </draw:text-box>
        </draw:frame>
        <draw:frame draw:style-name="gr2" draw:text-style-name="P2" draw:layer="layout" svg:width="1.162cm" svg:height="0.696cm" svg:x="3.898cm" svg:y="0.478cm">
          <draw:text-box>
            <text:p><text:span text:style-name="T1">مداخل</text:span></text:p>
          </draw:text-box>
        </draw:frame>
        <draw:frame draw:style-name="gr2" draw:text-style-name="P2" draw:layer="layout" svg:width="1.162cm" svg:height="0.696cm" svg:x="0.181cm" svg:y="0.298cm">
          <draw:text-box>
            <text:p><text:span text:style-name="T1">مداخل</text:span></text:p>
          </draw:text-box>
        </draw:frame>
        <draw:frame draw:style-name="gr2" draw:text-style-name="P2" draw:layer="layout" svg:width="1.645cm" svg:height="0.696cm" svg:x="5.599cm" svg:y="0.685cm">
          <draw:text-box>
            <text:p><text:span text:style-name="T1">ترکیبی منطق</text:span></text:p>
          </draw:text-box>
        </draw:frame>
        <draw:frame draw:style-name="gr2" draw:text-style-name="P2" draw:layer="layout" svg:width="1.645cm" svg:height="0.696cm" svg:x="1.859cm" svg:y="0.491cm">
          <draw:text-box>
            <text:p><text:span text:style-name="T1">ترکیبی منطق</text:span></text:p>
          </draw:text-box>
        </draw:frame>
        <draw:frame draw:style-name="gr2" draw:text-style-name="P2" draw:layer="layout" svg:width="1.645cm" svg:height="0.696cm" svg:x="1.833cm" svg:y="2.245cm">
          <draw:text-box>
            <text:p><text:span text:style-name="T1">ترکیبی منطق</text:span></text:p>
          </draw:text-box>
        </draw:frame>
        <draw:frame draw:style-name="gr2" draw:text-style-name="P2" draw:layer="layout" svg:width="1.183cm" svg:height="0.696cm" svg:x="5.782cm" svg:y="1.716cm">
          <draw:text-box>
            <text:p><text:span text:style-name="T1">حافظہ</text:span><text:span text:style-name="T1"> </text:span></text:p>
          </draw:text-box>
        </draw:frame>
        <draw:frame draw:style-name="gr2" draw:text-style-name="P2" draw:layer="layout" svg:width="1.183cm" svg:height="0.696cm" svg:x="2.105cm" svg:y="1.496cm">
          <draw:text-box>
            <text:p><text:span text:style-name="T1">حافظہ</text:span><text:span text:style-name="T1"> </text:span></text:p>
          </draw:text-box>
        </draw:frame>
        <draw:frame draw:style-name="gr3" draw:layer="layout" svg:width="0.405cm" svg:height="0.308cm" svg:x="1.271cm" svg:y="0.3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05cm" svg:height="0.308cm" svg:x="4.989cm" svg:y="0.4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358cm" svg:height="0.312cm" svg:x="1.491cm" svg:y="1.4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376cm" svg:height="0.312cm" svg:x="3.466cm" svg:y="2.1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376cm" svg:height="0.312cm" svg:x="7.144cm" svg:y="0.45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358cm" svg:height="0.312cm" svg:x="5.234cm" svg:y="1.321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16:45:07</dc:date>
    <dc:creator>kkk </dc:creator>
    <meta:editing-duration>PT8H51M2S</meta:editing-duration>
    <meta:editing-cycles>42</meta:editing-cycles>
    <meta:generator>LibreOffice/3.3$Linux LibreOffice_project/330m19$Build-401</meta:generator>
    <meta:document-statistic meta:object-count="16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X</mi>
    <annotation encoding="StarMath 5.0">X</annotation>
  </semantics>
</math>
</file>

<file path=Object 3/content.xml><?xml version="1.0" encoding="utf-8"?>
<math xmlns="http://www.w3.org/1998/Math/MathML">
  <semantics>
    <mi>Y</mi>
    <annotation encoding="StarMath 5.0">Y</annotation>
  </semantics>
</math>
</file>

<file path=Object 4/content.xml><?xml version="1.0" encoding="utf-8"?>
<math xmlns="http://www.w3.org/1998/Math/MathML">
  <semantics>
    <mi>Z</mi>
    <annotation encoding="StarMath 5.0">Z</annotation>
  </semantics>
</math>
</file>

<file path=Object 5/content.xml><?xml version="1.0" encoding="utf-8"?>
<math xmlns="http://www.w3.org/1998/Math/MathML">
  <semantics>
    <mi>Z</mi>
    <annotation encoding="StarMath 5.0">Z</annotation>
  </semantics>
</math>
</file>

<file path=Object 6/content.xml><?xml version="1.0" encoding="utf-8"?>
<math xmlns="http://www.w3.org/1998/Math/MathML">
  <semantics>
    <mi>Y</mi>
    <annotation encoding="StarMath 5.0">Y</annotation>
  </semantics>
</math>
</file>